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7b9" officeooo:paragraph-rsid="0007f7b9"/>
    </style:style>
    <style:style style:name="P2" style:family="paragraph" style:parent-style-name="Standard">
      <style:text-properties officeooo:rsid="000826b0" officeooo:paragraph-rsid="000826b0"/>
    </style:style>
    <style:style style:name="P3" style:family="paragraph" style:parent-style-name="Standard">
      <style:text-properties officeooo:rsid="0007f7b9" officeooo:paragraph-rsid="0007f7b9"/>
    </style:style>
    <style:style style:name="P4" style:family="paragraph" style:parent-style-name="Standard">
      <style:text-properties officeooo:rsid="0009b542" officeooo:paragraph-rsid="0009b542"/>
    </style:style>
    <style:style style:name="T1" style:family="text">
      <style:text-properties officeooo:rsid="000826b0"/>
    </style:style>
    <style:style style:name="T2" style:family="text">
      <style:text-properties officeooo:rsid="0009b5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Набросать макет</text:p>
      <text:p text:style-name="P1">2. Сделать схему БД</text:p>
      <text:p text:style-name="P1">3. Подобрать технологии, кот. будут использоваться</text:p>
      <text:p text:style-name="P1"><text:tab/>3.1. БД</text:p>
      <text:p text:style-name="P1"><text:tab/>3.2. Фронт</text:p>
      <text:p text:style-name="P1"><text:tab/>3.3. Бэк</text:p>
      <text:p text:style-name="P1">4.Сделать авторизацию</text:p>
      <text:p text:style-name="P1">5.Сверстать весь фронт</text:p>
      <text:p text:style-name="P1">6.Сделать сохранение данных аккаунта в БД</text:p>
      <text:p text:style-name="P1">7. Сделать <text:span text:style-name="T1">сохранение объявления в БД</text:span></text:p>
      <text:p text:style-name="P4">8.Разобраться с авторизацией на сайтах</text:p>
      <text:p text:style-name="P2"><text:span text:style-name="T2">9</text:span>.Написать обновление объявления для слабозащищенных сайтов (без капчи)</text:p>
      <text:p text:style-name="P2"><text:span text:style-name="T2">10</text:span>.Поискать способы обхода капчи. Если не найду, то может быть написать функцию поднятия объявления (тогда капчу ввобдить не нужно) или забыть о этих сайтах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1:52:41.291516910</meta:creation-date>
    <dc:date>2019-01-08T22:26:29.824123996</dc:date>
    <meta:editing-duration>PT10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3" meta:character-count="503" meta:non-whitespace-character-count="440"/>
  </office:meta>
</office:document-meta>
</file>